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5f17c2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5f17c2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f17c2" style:font-size-asian="8pt" style:font-name-complex="Lucida Sans" style:font-size-complex="8pt"/>
    </style:style>
    <style:style style:name="P3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3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style:font-name="Lucida Sans" fo:font-size="12pt" style:font-size-asian="12pt" style:font-size-complex="12pt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52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color="#000000" fo:letter-spacing="-0.007cm" fo:font-style="normal" style:font-style-asian="normal" style:font-style-complex="normal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8"><text:placeholder text:placeholder-type="text">&lt;line.name[0:108]&gt;</text:placeholder></text:p>
          </table:table-cell>
          <table:table-cell table:style-name="Tabla4.A2" office:value-type="string">
            <text:p text:style-name="P34"><text:span text:style-name="T50"><text:text-input text:description="&lt;if test=&quot;o.vat_discriminated&quot;&gt;">If vat discriminated</text:text-input></text:span><text:span text:style-name="T65"><text:text-input text:description="&lt;for each=&quot;line2 in line.invoice_line_tax_id&quot;&gt;">F</text:text-input></text:span><text:text-input text:description="&lt;line2.description&gt;">10,5%</text:text-input><text:span text:style-name="T65"><text:text-input text:description="&lt;/for&gt;">Ef</text:text-input></text:span><text:span text:style-name="T49"><text:text-input text:description="&lt;/if&gt;">Ennd if</text:text-input></text:span></text:p>
          </table:table-cell>
          <table:table-cell table:style-name="Tabla4.A2" office:value-type="string">
            <text:p text:style-name="P35"><text:text-input text:description="&lt;formatLang(line.printed_price_unit)&gt;">9.999,50</text:text-input></text:p>
            <text:p text:style-name="P28"><text:text-input text:description="&lt;if test=&quot;keys.get('print_list_price')&quot;&gt;">If sale total discout</text:text-input></text:p>
            <text:p text:style-name="P35"><text:span text:style-name="T51">(</text:span><text:span text:style-name="T52"><text:text-input text:description="&lt;formatLang(line.list_price)&gt;">10,5%</text:text-input></text:span><text:span text:style-name="T51">)</text:span></text:p>
            <text:p text:style-name="P29"><text:text-input text:description="&lt;/if&gt;">Ennd if</text:text-input></text:p>
          </table:table-cell>
          <table:table-cell table:style-name="Tabla4.A2" office:value-type="string">
            <text:p text:style-name="P33"><text:text-input text:description="&lt;formatLang(line.discount)&gt;">10,5</text:text-input>%</text:p>
          </table:table-cell>
          <table:table-cell table:style-name="Tabla4.A2" office:value-type="string">
            <text:p text:style-name="P33"><text:text-input text:description="&lt;formatLang(line.printed_price_net)&gt;">9.999,50</text:text-input></text:p>
          </table:table-cell>
          <table:table-cell table:style-name="Tabla4.A2" office:value-type="string">
            <text:p text:style-name="P32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7T12:13:41.838283481</dc:date>
    <meta:editing-duration>P1DT23H36M1S</meta:editing-duration>
    <meta:editing-cycles>332</meta:editing-cycles>
    <meta:generator>LibreOffice/4.2.7.2$Linux_X86_64 LibreOffice_project/420m0$Build-2</meta:generator>
    <meta:document-statistic meta:table-count="6" meta:image-count="0" meta:object-count="0" meta:page-count="1" meta:paragraph-count="74" meta:word-count="333" meta:character-count="1678" meta:non-whitespace-character-count="1590"/>
  </office:meta>
</office:document-meta>
</file>